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150000110F689298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8.178in" svg:y="11.5953in" svg:width="8.2681in" svg:height="11.6736in" draw:z-index="0"><draw:image xlink:href="Pictures/1000000100000C150000110F689298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09T21:41:59.015000000</meta:print-date>
    <dc:date>2025-05-10T11:16:57.510000000</dc:date>
    <meta:editing-duration>PT13H37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